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8000001D3DB6DC1E17A5EA826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Picture 1" draw:style-name="gr1" draw:text-style-name="P1" draw:layer="layout" svg:width="19.187cm" svg:height="8.8cm" svg:x="0.502cm" svg:y="0.5cm">
          <draw:image xlink:href="Pictures/10000001000003F8000001D3DB6DC1E17A5EA826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0.19cm" fo:page-height="9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1-08T10:25:57.530446761</dc:date>
    <meta:editing-duration>PT19H24M44S</meta:editing-duration>
    <meta:editing-cycles>24</meta:editing-cycles>
    <meta:generator>LibreOffice/7.4.2.3$Linux_X86_64 LibreOffice_project/40$Build-3</meta:generator>
    <meta:document-statistic meta:object-count="1"/>
  </office:meta>
</office:document-meta>
</file>